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000000" style:font-name="Symbol2" fo:font-size="16pt" style:font-name-asian="Symbol2" style:font-size-asian="16pt" style:font-name-complex="Symbol2" style:font-size-complex="16pt"/>
    </style:style>
    <style:style style:name="T8" style:family="text">
      <style:text-properties fo:color="#000000" style:font-name="Liberation Sans" fo:font-size="16pt" style:font-name-asian="Liberation Sans3" style:font-size-asian="16pt" style:font-name-complex="Liberation Sans3" style:font-size-complex="16pt"/>
    </style:style>
    <style:style style:name="T9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10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11" style:family="text">
      <style:text-properties fo:color="#999999" style:font-name="Liberation Sans" fo:font-size="16pt" style:font-name-asian="Symbol2" style:font-size-asian="16pt" style:font-name-complex="Symbol2" style:font-size-complex="16pt"/>
    </style:style>
    <style:style style:name="T12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-│X </text:span><text:span text:style-name="T7">Ç </text:span><text:span text:style-name="T8">Y</text:span><text:span text:style-name="T6">│</text:span><text:span text:style-name="T9">-│X </text:span><text:span text:style-name="T10">Ç </text:span><text:span text:style-name="T11">Z</text:span><text:span text:style-name="T9">│-│Y </text:span><text:span text:style-name="T10">Ç </text:span><text:span text:style-name="T11">Z</text:span><text:span text:style-name="T9">│+│X </text:span><text:span text:style-name="T10">Ç </text:span><text:span text:style-name="T12">Y </text:span><text:span text:style-name="T10">Ç Z</text:span><text:span text:style-name="T9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3">2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3">2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3">2</text:span></text:p>
          </draw:text-box>
        </draw:frame>
        <draw:frame draw:style-name="gr3" draw:text-style-name="P4" draw:layer="layout" svg:width="0.896cm" svg:height="1.09cm" svg:x="9.889cm" svg:y="10.284cm">
          <draw:text-box>
            <text:p><text:span text:style-name="T1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3:29.926785952</dc:date>
    <dc:creator>elucterio </dc:creator>
    <meta:editing-duration>PT11H53M14S</meta:editing-duration>
    <meta:editing-cycles>8</meta:editing-cycles>
    <meta:generator>LibreOffice/4.2.8.2$Linux_X86_64 LibreOffice_project/420m0$Build-2</meta:generator>
    <meta:document-statistic meta:object-count="11"/>
  </office:meta>
</office:document-meta>
</file>